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cl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l</text:p>
          </table:table-cell>
          <table:table-cell table:formula="of:=([.B3]*[.B4])/[.B5]"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22:26:12.566000000</meta:creation-date>
    <dc:date>2025-10-01T23:34:52.760000000</dc:date>
    <meta:editing-duration>PT1H8M40S</meta:editing-duration>
    <meta:editing-cycles>1</meta:editing-cycles>
    <meta:document-statistic meta:table-count="1" meta:cell-count="11" meta:object-count="0"/>
    <meta:generator>LibreOffice/7.5.0.3$Windows_X86_64 LibreOffice_project/c21113d003cd3efa8c53188764377a8272d9d6de</meta:generator>
  </office:meta>
</office:document-meta>
</file>